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DDEBF7"/>
    </style:style>
    <style:style style:name="ce3" style:family="table-cell" style:parent-style-name="Default" style:data-style-name="N0">
      <style:table-cell-properties fo:background-color="#E2EFDA"/>
    </style:style>
    <style:style style:name="ce4" style:family="table-cell" style:parent-style-name="Default" style:data-style-name="N0">
      <style:table-cell-properties style:vertical-align="middle" fo:wrap-option="wrap" fo:background-color="#DDEBF7"/>
    </style:style>
    <style:style style:name="ce5" style:family="table-cell" style:parent-style-name="Default" style:data-style-name="N0">
      <style:table-cell-properties style:vertical-align="middle" fo:wrap-option="wrap" fo:background-color="#E2EFDA"/>
    </style:style>
    <style:style style:name="ce6" style:family="table-cell" style:parent-style-name="Default" style:data-style-name="N0">
      <style:table-cell-properties fo:background-color="#FFF2CC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3" style:family="text" style:parent-style-name="Default">
      <style:text-properties fo:color="#4472C4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4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5" style:family="text" style:parent-style-name="Default">
      <style:text-properties fo:color="#BF8F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6" style:family="text" style:parent-style-name="Default">
      <style:text-properties fo:color="#70AD47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NAGpkin_template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This is a prefilled example.<text:s/><text:span text:style-name="T2">Remove the data below and fill with your data according to the following instructions:<text:s/></text:span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1. Place the values of<text:s/><text:span text:style-name="T3">time</text:span><text:s/>over the blue column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2. Place the values of<text:s/><text:span text:style-name="T5">protein concentration</text:span><text:s/>(from 1 up to 100 different values) over the yellow row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3. Place over the green cells the measured values of<text:s/><text:span text:style-name="T6">protein mass<text:s/></text:span><text:span text:style-name="T4">or<text:s/></text:span><text:span text:style-name="T6">protein size</text:span>. To remove outliers just delete the respective cell(s)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4. Save this file<text:s/><text:span text:style-name="T2">keeping the .ods forma</text:span>t and upload the file into the NAGpkin Web application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Time<text:s/></text:p>
          </table:table-cell>
          <table:table-cell office:value-type="float" office:value="50" table:style-name="ce6">
            <text:p>50</text:p>
          </table:table-cell>
          <table:table-cell office:value-type="float" office:value="100" table:style-name="ce6">
            <text:p>100</text:p>
          </table:table-cell>
          <table:table-cell office:value-type="float" office:value="150" table:style-name="ce6">
            <text:p>150</text:p>
          </table:table-cell>
          <table:table-cell office:value-type="float" office:value="200" table:style-name="ce6">
            <text:p>200</text:p>
          </table:table-cell>
          <table:table-cell office:value-type="float" office:value="250" table:style-name="ce6">
            <text:p>250</text:p>
          </table:table-cell>
          <table:table-cell office:value-type="float" office:value="300" table:style-name="ce6">
            <text:p>300</text:p>
          </table:table-cell>
          <table:table-cell office:value-type="float" office:value="400" table:style-name="ce6">
            <text:p>400</text:p>
          </table:table-cell>
          <table:table-cell office:value-type="string" table:style-name="ce6">
            <text:p>…</text:p>
          </table:table-cell>
          <table:table-cell table:number-columns-repeated="19" table:style-name="ce6"/>
          <table:table-cell table:number-columns-repeated="16356"/>
        </table:table-row>
        <table:table-row table:style-name="ro1">
          <table:table-cell office:value-type="float" office:value="40.151428240000001" table:style-name="ce4">
            <text:p>40.15142824</text:p>
          </table:table-cell>
          <table:table-cell office:value-type="float" office:value="8.1031120999999998E-2" table:style-name="ce5">
            <text:p>0.081031121</text:p>
          </table:table-cell>
          <table:table-cell office:value-type="float" office:value="0.100046093" table:style-name="ce5">
            <text:p>0.100046093</text:p>
          </table:table-cell>
          <table:table-cell office:value-type="float" office:value="0.124714197" table:style-name="ce5">
            <text:p>0.124714197</text:p>
          </table:table-cell>
          <table:table-cell office:value-type="float" office:value="0.14820165599999999" table:style-name="ce5">
            <text:p>0.148201656</text:p>
          </table:table-cell>
          <table:table-cell office:value-type="float" office:value="0.206895624" table:style-name="ce5">
            <text:p>0.206895624</text:p>
          </table:table-cell>
          <table:table-cell office:value-type="float" office:value="0.27850886400000002" table:style-name="ce3">
            <text:p>0.278508864</text:p>
          </table:table-cell>
          <table:table-cell office:value-type="float" office:value="0.37444722800000002" table:style-name="ce3">
            <text:p>0.374447228</text:p>
          </table:table-cell>
          <table:table-cell table:number-columns-repeated="20" table:style-name="ce3"/>
          <table:table-cell table:number-columns-repeated="16356"/>
        </table:table-row>
        <table:table-row table:style-name="ro1">
          <table:table-cell office:value-type="float" office:value="90.283354369999998" table:style-name="ce4">
            <text:p>90.28335437</text:p>
          </table:table-cell>
          <table:table-cell office:value-type="float" office:value="9.1160010999999999E-2" table:style-name="ce5">
            <text:p>0.091160011</text:p>
          </table:table-cell>
          <table:table-cell office:value-type="float" office:value="0.18222681199999999" table:style-name="ce5">
            <text:p>0.182226812</text:p>
          </table:table-cell>
          <table:table-cell office:value-type="float" office:value="0.246958805" table:style-name="ce5">
            <text:p>0.246958805</text:p>
          </table:table-cell>
          <table:table-cell office:value-type="float" office:value="0.30386670399999999" table:style-name="ce5">
            <text:p>0.303866704</text:p>
          </table:table-cell>
          <table:table-cell office:value-type="float" office:value="0.35834322099999999" table:style-name="ce5">
            <text:p>0.358343221</text:p>
          </table:table-cell>
          <table:table-cell office:value-type="float" office:value="0.45151201600000002" table:style-name="ce3">
            <text:p>0.451512016</text:p>
          </table:table-cell>
          <table:table-cell office:value-type="float" office:value="0.56503413999999996" table:style-name="ce3">
            <text:p>0.56503414</text:p>
          </table:table-cell>
          <table:table-cell table:number-columns-repeated="20" table:style-name="ce3"/>
          <table:table-cell table:number-columns-repeated="16356"/>
        </table:table-row>
        <table:table-row table:style-name="ro1">
          <table:table-cell office:value-type="float" office:value="140.75943559999999" table:style-name="ce4">
            <text:p>140.7594356</text:p>
          </table:table-cell>
          <table:table-cell office:value-type="float" office:value="0.111417791" table:style-name="ce5">
            <text:p>0.111417791</text:p>
          </table:table-cell>
          <table:table-cell office:value-type="float" office:value="0.25554630499999997" table:style-name="ce5">
            <text:p>0.255546305</text:p>
          </table:table-cell>
          <table:table-cell table:style-name="ce5"/>
          <table:table-cell office:value-type="float" office:value="0.40728800300000001" table:style-name="ce5">
            <text:p>0.407288003</text:p>
          </table:table-cell>
          <table:table-cell office:value-type="float" office:value="0.46923927599999998" table:style-name="ce5">
            <text:p>0.469239276</text:p>
          </table:table-cell>
          <table:table-cell table:style-name="ce3"/>
          <table:table-cell office:value-type="float" office:value="0.67535033" table:style-name="ce3">
            <text:p>0.67535033</text:p>
          </table:table-cell>
          <table:table-cell table:number-columns-repeated="20" table:style-name="ce3"/>
          <table:table-cell table:number-columns-repeated="16356"/>
        </table:table-row>
        <table:table-row table:style-name="ro1">
          <table:table-cell office:value-type="float" office:value="142.67241379999999" table:style-name="ce4">
            <text:p>142.6724138</text:p>
          </table:table-cell>
          <table:table-cell table:style-name="ce5"/>
          <table:table-cell office:value-type="float" office:value="0.242906442" table:style-name="ce5">
            <text:p>0.242906442</text:p>
          </table:table-cell>
          <table:table-cell office:value-type="float" office:value="0.294280035" table:style-name="ce5">
            <text:p>0.294280035</text:p>
          </table:table-cell>
          <table:table-cell office:value-type="float" office:value="0.40510583500000003" table:style-name="ce5">
            <text:p>0.405105835</text:p>
          </table:table-cell>
          <table:table-cell office:value-type="float" office:value="0.468472469" table:style-name="ce5">
            <text:p>0.468472469</text:p>
          </table:table-cell>
          <table:table-cell office:value-type="float" office:value="0.57577355799999996" table:style-name="ce3">
            <text:p>0.575773558</text:p>
          </table:table-cell>
          <table:table-cell office:value-type="float" office:value="0.67853705499999994" table:style-name="ce3">
            <text:p>0.678537055</text:p>
          </table:table-cell>
          <table:table-cell table:number-columns-repeated="20" table:style-name="ce3"/>
          <table:table-cell table:number-columns-repeated="16356"/>
        </table:table-row>
        <table:table-row table:style-name="ro1">
          <table:table-cell office:value-type="float" office:value="191.2355168" table:style-name="ce4">
            <text:p>191.2355168</text:p>
          </table:table-cell>
          <table:table-cell office:value-type="float" office:value="0.111417791" table:style-name="ce5">
            <text:p>0.111417791</text:p>
          </table:table-cell>
          <table:table-cell office:value-type="float" office:value="0.32514980100000002" table:style-name="ce5">
            <text:p>0.325149801</text:p>
          </table:table-cell>
          <table:table-cell office:value-type="float" office:value="0.39925006800000001" table:style-name="ce5">
            <text:p>0.399250068</text:p>
          </table:table-cell>
          <table:table-cell table:number-columns-repeated="2" table:style-name="ce5"/>
          <table:table-cell office:value-type="float" office:value="0.65859154799999997" table:style-name="ce3">
            <text:p>0.658591548</text:p>
          </table:table-cell>
          <table:table-cell office:value-type="float" office:value="0.75651793199999995" table:style-name="ce3">
            <text:p>0.756517932</text:p>
          </table:table-cell>
          <table:table-cell table:number-columns-repeated="20" table:style-name="ce3"/>
          <table:table-cell table:number-columns-repeated="16356"/>
        </table:table-row>
        <table:table-row table:style-name="ro1">
          <table:table-cell office:value-type="float" office:value="241.36744289999999" table:style-name="ce2">
            <text:p>241.3674429</text:p>
          </table:table-cell>
          <table:table-cell office:value-type="float" office:value="0.182320022" table:style-name="ce3">
            <text:p>0.182320022</text:p>
          </table:table-cell>
          <table:table-cell office:value-type="float" office:value="0.36988469699999998" table:style-name="ce3">
            <text:p>0.369884697</text:p>
          </table:table-cell>
          <table:table-cell office:value-type="float" office:value="0.49185962" table:style-name="ce3">
            <text:p>0.49185962</text:p>
          </table:table-cell>
          <table:table-cell office:value-type="float" office:value="0.56828404600000004" table:style-name="ce3">
            <text:p>0.568284046</text:p>
          </table:table-cell>
          <table:table-cell office:value-type="float" office:value="0.65047984299999995" table:style-name="ce3">
            <text:p>0.650479843</text:p>
          </table:table-cell>
          <table:table-cell office:value-type="float" office:value="0.73198682500000001" table:style-name="ce3">
            <text:p>0.731986825</text:p>
          </table:table-cell>
          <table:table-cell office:value-type="float" office:value="0.82916517899999997" table:style-name="ce3">
            <text:p>0.829165179</text:p>
          </table:table-cell>
          <table:table-cell table:number-columns-repeated="20" table:style-name="ce3"/>
          <table:table-cell table:number-columns-repeated="16356"/>
        </table:table-row>
        <table:table-row table:style-name="ro1">
          <table:table-cell office:value-type="float" office:value="291.61408740000002" table:style-name="ce2">
            <text:p>291.6140874</text:p>
          </table:table-cell>
          <table:table-cell office:value-type="float" office:value="0.182320022" table:style-name="ce3">
            <text:p>0.182320022</text:p>
          </table:table-cell>
          <table:table-cell office:value-type="float" office:value="0.42705389300000002" table:style-name="ce3">
            <text:p>0.427053893</text:p>
          </table:table-cell>
          <table:table-cell office:value-type="float" office:value="0.54125138100000003" table:style-name="ce3">
            <text:p>0.541251381</text:p>
          </table:table-cell>
          <table:table-cell office:value-type="float" office:value="0.63225598400000005" table:style-name="ce3">
            <text:p>0.632255984</text:p>
          </table:table-cell>
          <table:table-cell office:value-type="float" office:value="0.70510028700000005" table:style-name="ce3">
            <text:p>0.705100287</text:p>
          </table:table-cell>
          <table:table-cell office:value-type="float" office:value="0.78179076300000006" table:style-name="ce3">
            <text:p>0.781790763</text:p>
          </table:table-cell>
          <table:table-cell office:value-type="float" office:value="0.85786532599999998" table:style-name="ce3">
            <text:p>0.857865326</text:p>
          </table:table-cell>
          <table:table-cell table:number-columns-repeated="20" table:style-name="ce3"/>
          <table:table-cell table:number-columns-repeated="16356"/>
        </table:table-row>
        <table:table-row table:style-name="ro1">
          <table:table-cell office:value-type="float" office:value="341.86073190000002" table:style-name="ce2">
            <text:p>341.8607319</text:p>
          </table:table-cell>
          <table:table-cell office:value-type="float" office:value="0.24309336300000001" table:style-name="ce3">
            <text:p>0.243093363</text:p>
          </table:table-cell>
          <table:table-cell table:style-name="ce3"/>
          <table:table-cell office:value-type="float" office:value="0.58446917200000004" table:style-name="ce3">
            <text:p>0.584469172</text:p>
          </table:table-cell>
          <table:table-cell office:value-type="float" office:value="0.67170534500000001" table:style-name="ce3">
            <text:p>0.671705345</text:p>
          </table:table-cell>
          <table:table-cell office:value-type="float" office:value="0.750617325" table:style-name="ce3">
            <text:p>0.750617325</text:p>
          </table:table-cell>
          <table:table-cell office:value-type="float" office:value="0.82438623600000005" table:style-name="ce3">
            <text:p>0.824386236</text:p>
          </table:table-cell>
          <table:table-cell office:value-type="float" office:value="0.886117033" table:style-name="ce3">
            <text:p>0.886117033</text:p>
          </table:table-cell>
          <table:table-cell table:number-columns-repeated="20" table:style-name="ce3"/>
          <table:table-cell table:number-columns-repeated="16356"/>
        </table:table-row>
        <table:table-row table:style-name="ro1">
          <table:table-cell office:value-type="float" office:value="391.99265800000001" table:style-name="ce2">
            <text:p>391.992658</text:p>
          </table:table-cell>
          <table:table-cell office:value-type="float" office:value="0.30386670399999999" table:style-name="ce3">
            <text:p>0.303866704</text:p>
          </table:table-cell>
          <table:table-cell office:value-type="float" office:value="0.51280768600000004" table:style-name="ce3">
            <text:p>0.512807686</text:p>
          </table:table-cell>
          <table:table-cell office:value-type="float" office:value="0.62562897299999998" table:style-name="ce3">
            <text:p>0.625628973</text:p>
          </table:table-cell>
          <table:table-cell office:value-type="float" office:value="0.70369131399999996" table:style-name="ce3">
            <text:p>0.703691314</text:p>
          </table:table-cell>
          <table:table-cell office:value-type="float" office:value="0.78703095499999998" table:style-name="ce3">
            <text:p>0.787030955</text:p>
          </table:table-cell>
          <table:table-cell office:value-type="float" office:value="0.84797757500000004" table:style-name="ce3">
            <text:p>0.847977575</text:p>
          </table:table-cell>
          <table:table-cell office:value-type="float" office:value="0.92244065600000003" table:style-name="ce3">
            <text:p>0.922440656</text:p>
          </table:table-cell>
          <table:table-cell table:number-columns-repeated="20" table:style-name="ce3"/>
          <table:table-cell table:number-columns-repeated="16356"/>
        </table:table-row>
        <table:table-row table:style-name="ro1">
          <table:table-cell office:value-type="float" office:value="394.25287359999999" table:style-name="ce2">
            <text:p>394.2528736</text:p>
          </table:table-cell>
          <table:table-cell office:value-type="float" office:value="0.21535326099999999" table:style-name="ce3">
            <text:p>0.215353261</text:p>
          </table:table-cell>
          <table:table-cell office:value-type="float" office:value="0.49559049100000002" table:style-name="ce3">
            <text:p>0.495590491</text:p>
          </table:table-cell>
          <table:table-cell office:value-type="float" office:value="0.62776060099999997" table:style-name="ce3">
            <text:p>0.627760601</text:p>
          </table:table-cell>
          <table:table-cell office:value-type="float" office:value="0.69937070899999998" table:style-name="ce3">
            <text:p>0.699370709</text:p>
          </table:table-cell>
          <table:table-cell office:value-type="float" office:value="0.78707815299999995" table:style-name="ce3">
            <text:p>0.787078153</text:p>
          </table:table-cell>
          <table:table-cell office:value-type="float" office:value="0.84651898699999995" table:style-name="ce3">
            <text:p>0.846518987</text:p>
          </table:table-cell>
          <table:table-cell office:value-type="float" office:value="0.92697305100000005" table:style-name="ce3">
            <text:p>0.926973051</text:p>
          </table:table-cell>
          <table:table-cell table:number-columns-repeated="20" table:style-name="ce3"/>
          <table:table-cell table:number-columns-repeated="16356"/>
        </table:table-row>
        <table:table-row table:style-name="ro1">
          <table:table-cell office:value-type="float" office:value="646.5517241" table:style-name="ce2">
            <text:p>646.5517241</text:p>
          </table:table-cell>
          <table:table-cell office:value-type="float" office:value="0.40760869599999999" table:style-name="ce3">
            <text:p>0.407608696</text:p>
          </table:table-cell>
          <table:table-cell office:value-type="float" office:value="0.67772239300000003" table:style-name="ce3">
            <text:p>0.677722393</text:p>
          </table:table-cell>
          <table:table-cell office:value-type="float" office:value="0.77296819800000005" table:style-name="ce3">
            <text:p>0.772968198</text:p>
          </table:table-cell>
          <table:table-cell office:value-type="float" office:value="0.83381006899999999" table:style-name="ce3">
            <text:p>0.833810069</text:p>
          </table:table-cell>
          <table:table-cell office:value-type="float" office:value="0.931394316" table:style-name="ce3">
            <text:p>0.931394316</text:p>
          </table:table-cell>
          <table:table-cell office:value-type="float" office:value="0.949367089" table:style-name="ce3">
            <text:p>0.949367089</text:p>
          </table:table-cell>
          <table:table-cell table:number-columns-repeated="21" table:style-name="ce3"/>
          <table:table-cell table:number-columns-repeated="16356"/>
        </table:table-row>
        <table:table-row table:style-name="ro1">
          <table:table-cell office:value-type="float" office:value="897.12643679999996" table:style-name="ce2">
            <text:p>897.1264368</text:p>
          </table:table-cell>
          <table:table-cell office:value-type="float" office:value="0.54347826099999996" table:style-name="ce3">
            <text:p>0.543478261</text:p>
          </table:table-cell>
          <table:table-cell office:value-type="float" office:value="0.79562883399999995" table:style-name="ce3">
            <text:p>0.795628834</text:p>
          </table:table-cell>
          <table:table-cell office:value-type="float" office:value="0.826523852" table:style-name="ce3">
            <text:p>0.826523852</text:p>
          </table:table-cell>
          <table:table-cell office:value-type="float" office:value="0.88815789499999998" table:style-name="ce3">
            <text:p>0.888157895</text:p>
          </table:table-cell>
          <table:table-cell office:value-type="float" office:value="0.98579040900000003" table:style-name="ce3">
            <text:p>0.985790409</text:p>
          </table:table-cell>
          <table:table-cell table:number-columns-repeated="22" table:style-name="ce3"/>
          <table:table-cell table:number-columns-repeated="16356"/>
        </table:table-row>
        <table:table-row table:style-name="ro1">
          <table:table-cell office:value-type="float" office:value="1150.862069" table:style-name="ce2">
            <text:p>1150.862069</text:p>
          </table:table-cell>
          <table:table-cell office:value-type="float" office:value="0.64538043499999997" table:style-name="ce3">
            <text:p>0.645380435</text:p>
          </table:table-cell>
          <table:table-cell office:value-type="float" office:value="0.887653374" table:style-name="ce3">
            <text:p>0.887653374</text:p>
          </table:table-cell>
          <table:table-cell office:value-type="float" office:value="0.91099823300000005" table:style-name="ce3">
            <text:p>0.910998233</text:p>
          </table:table-cell>
          <table:table-cell office:value-type="float" office:value="0.94250572099999996" table:style-name="ce3">
            <text:p>0.942505721</text:p>
          </table:table-cell>
          <table:table-cell table:number-columns-repeated="23" table:style-name="ce3"/>
          <table:table-cell table:number-columns-repeated="16356"/>
        </table:table-row>
        <table:table-row table:style-name="ro1">
          <table:table-cell office:value-type="float" office:value="1400.862069" table:style-name="ce2">
            <text:p>1400.862069</text:p>
          </table:table-cell>
          <table:table-cell office:value-type="float" office:value="0.64538043499999997" table:style-name="ce3">
            <text:p>0.645380435</text:p>
          </table:table-cell>
          <table:table-cell office:value-type="float" office:value="0.91736963199999999" table:style-name="ce3">
            <text:p>0.917369632</text:p>
          </table:table-cell>
          <table:table-cell office:value-type="float" office:value="0.94799028299999999" table:style-name="ce3">
            <text:p>0.947990283</text:p>
          </table:table-cell>
          <table:table-cell office:value-type="float" office:value="0.94822654500000003" table:style-name="ce3">
            <text:p>0.948226545</text:p>
          </table:table-cell>
          <table:table-cell table:number-columns-repeated="23" table:style-name="ce3"/>
          <table:table-cell table:number-columns-repeated="16356"/>
        </table:table-row>
        <table:table-row table:style-name="ro1">
          <table:table-cell office:value-type="float" office:value="1652.298851" table:style-name="ce2">
            <text:p>1652.298851</text:p>
          </table:table-cell>
          <table:table-cell office:value-type="float" office:value="0.81521739100000001" table:style-name="ce3">
            <text:p>0.815217391</text:p>
          </table:table-cell>
          <table:table-cell office:value-type="float" office:value="0.94229294500000005" table:style-name="ce3">
            <text:p>0.942292945</text:p>
          </table:table-cell>
          <table:table-cell office:value-type="float" office:value="0.97007508799999997" table:style-name="ce3">
            <text:p>0.970075088</text:p>
          </table:table-cell>
          <table:table-cell office:value-type="float" office:value="0.96681922200000003" table:style-name="ce3">
            <text:p>0.966819222</text:p>
          </table:table-cell>
          <table:table-cell table:number-columns-repeated="23" table:style-name="ce3"/>
          <table:table-cell table:number-columns-repeated="16356"/>
        </table:table-row>
        <table:table-row table:number-rows-repeated="32" table:style-name="ro1">
          <table:table-cell table:style-name="ce2"/>
          <table:table-cell table:number-columns-repeated="27" table:style-name="ce3"/>
          <table:table-cell table:number-columns-repeated="16356"/>
        </table:table-row>
        <table:table-row table:number-rows-repeated="104852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32</meta:generator>
    <meta:initial-creator>Pedro Silva Martins</meta:initial-creator>
    <dc:creator>GMM Finder</dc:creator>
    <meta:creation-date>2023-02-14T11:26:50Z</meta:creation-date>
    <dc:date>2023-03-08T15:29:13Z</dc:date>
  </office:meta>
</office:document-meta>
</file>